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4862in"/>
    </style:style>
    <style:style style:name="co5" style:family="table-column">
      <style:table-column-properties fo:break-before="auto" style:column-width="1.723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3374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 style:data-style-name="N104">
      <style:table-cell-properties fo:border="0.74pt solid #000000"/>
      <style:text-properties fo:font-size="6pt" style:font-size-asian="6pt" style:font-size-complex="6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border="0.74pt solid #000000"/>
      <style:text-properties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Devent IR-sens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0" table:default-cell-style-name="ce4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Var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Pris total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Inventar</text:p>
          </table:table-cell>
          <table:table-cell table:style-name="ce1" office:value-type="string" calcext:value-type="string">
            <text:p>Behov</text:p>
          </table:table-cell>
          <table:table-cell table:style-name="ce1" office:value-type="string" calcext:value-type="string">
            <text:p>Innkjøp</text:p>
          </table:table-cell>
          <table:table-cell table:style-name="ce1" office:value-type="string" calcext:value-type="string">
            <text:p>Pris innkjø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2</text:p>
          </table:table-cell>
        </table:table-row>
        <table:table-row table:style-name="ro1">
          <table:table-cell office:value-type="string" calcext:value-type="string">
            <text:p>Aluramm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7.14" calcext:value-type="currency">
            <text:p>$37.14</text:p>
          </table:table-cell>
          <table:table-cell table:formula="of:=[.C2]*[.B2]" office:value-type="currency" office:currency="USD" office:value="74.28" calcext:value-type="currency">
            <text:p>$74.28</text:p>
          </table:table-cell>
          <table:table-cell office:value-type="string" calcext:value-type="string">
            <text:p>EN AW-6060 T66 40X40X4MM U-PRO</text:p>
          </table:table-cell>
          <table:table-cell office:value-type="string" calcext:value-type="string">
            <text:p>Elf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H2]-[.G2]; 0)" office:value-type="float" office:value="4" calcext:value-type="float">
            <text:p>4</text:p>
          </table:table-cell>
          <table:table-cell table:formula="of:=[.I2]*[.C2]" office:value-type="currency" office:currency="USD" office:value="148.56" calcext:value-type="currency">
            <text:p>$148.5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 RX/T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56" calcext:value-type="currency">
            <text:p>$5.56</text:p>
          </table:table-cell>
          <table:table-cell table:formula="of:=[.C3]*[.B3]" office:value-type="currency" office:currency="USD" office:value="5.56" calcext:value-type="currency">
            <text:p>$5.56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MAX([.H3]-[.G3]; 0)" office:value-type="float" office:value="0" calcext:value-type="float">
            <text:p>0</text:p>
          </table:table-cell>
          <table:table-cell table:formula="of:=[.I3]*[.C3]" office:value-type="currency" office:currency="USD" office:value="0" calcext:value-type="currency">
            <text:p>$0.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A RX/T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8.44" calcext:value-type="currency">
            <text:p>$18.44</text:p>
          </table:table-cell>
          <table:table-cell table:formula="of:=[.C4]*[.B4]" office:value-type="currency" office:currency="USD" office:value="18.44" calcext:value-type="currency">
            <text:p>$18.44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MAX([.H4]-[.G4]; 0)" office:value-type="float" office:value="0" calcext:value-type="float">
            <text:p>0</text:p>
          </table:table-cell>
          <table:table-cell table:formula="of:=[.I4]*[.C4]" office:value-type="currency" office:currency="USD" office:value="0" calcext:value-type="currency">
            <text:p>$0.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 sensor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5]*[.B5]" office:value-type="currency" office:currency="USD" office:value="9.1" calcext:value-type="currency">
            <text:p>$9.10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10" calcext:value-type="float">
            <text:p>10</text:p>
          </table:table-cell>
          <table:table-cell table:formula="of:=7*4" office:value-type="float" office:value="28" calcext:value-type="float">
            <text:p>28</text:p>
          </table:table-cell>
          <table:table-cell table:formula="of:=MAX([.H5]-[.G5]; 0)" office:value-type="float" office:value="18" calcext:value-type="float">
            <text:p>18</text:p>
          </table:table-cell>
          <table:table-cell table:formula="of:=[.I5]*[.C5]" office:value-type="currency" office:currency="USD" office:value="23.4" calcext:value-type="currency">
            <text:p>$23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A sensor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7.7" calcext:value-type="currency">
            <text:p>$7.70</text:p>
          </table:table-cell>
          <table:table-cell table:formula="of:=[.C6]*[.B6]" office:value-type="currency" office:currency="USD" office:value="53.9" calcext:value-type="currency">
            <text:p>$53.90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10" calcext:value-type="float">
            <text:p>10</text:p>
          </table:table-cell>
          <table:table-cell table:formula="of:=7*4" office:value-type="float" office:value="28" calcext:value-type="float">
            <text:p>28</text:p>
          </table:table-cell>
          <table:table-cell table:formula="of:=MAX([.H6]-[.G6]; 0)" office:value-type="float" office:value="18" calcext:value-type="float">
            <text:p>18</text:p>
          </table:table-cell>
          <table:table-cell table:formula="of:=[.I6]*[.C6]" office:value-type="currency" office:currency="USD" office:value="138.6" calcext:value-type="currency">
            <text:p>$13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-mottager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C7]*[.B7]" office:value-type="currency" office:currency="USD" office:value="3.92" calcext:value-type="currency">
            <text:p>$3.92</text:p>
          </table:table-cell>
          <table:table-cell office:value-type="string" calcext:value-type="string">
            <text:p>1540051EC3590</text:p>
          </table:table-cell>
          <table:table-cell office:value-type="string" calcext:value-type="string">
            <text:p>Digi-key</text:p>
          </table:table-cell>
          <table:table-cell office:value-type="float" office:value="10" calcext:value-type="float">
            <text:p>10</text:p>
          </table:table-cell>
          <table:table-cell table:formula="of:=4*7" office:value-type="float" office:value="28" calcext:value-type="float">
            <text:p>28</text:p>
          </table:table-cell>
          <table:table-cell table:formula="of:=MAX([.H7]-[.G7]; 0)" office:value-type="float" office:value="18" calcext:value-type="float">
            <text:p>18</text:p>
          </table:table-cell>
          <table:table-cell table:formula="of:=[.I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-sender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C8]*[.B8]" office:value-type="currency" office:currency="USD" office:value="10.5" calcext:value-type="currency">
            <text:p>$10.50</text:p>
          </table:table-cell>
          <table:table-cell office:value-type="string" calcext:value-type="string">
            <text:p>VSLY5940</text:p>
          </table:table-cell>
          <table:table-cell office:value-type="string" calcext:value-type="string">
            <text:p>Digi-key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MAX([.H8]-[.G8]; 0)" office:value-type="float" office:value="18" calcext:value-type="float">
            <text:p>18</text:p>
          </table:table-cell>
          <table:table-cell table:formula="of:=[.I8]*[.C8]" office:value-type="currency" office:currency="USD" office:value="27" calcext:value-type="currency">
            <text:p>$27.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ninger for sensor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2.85" calcext:value-type="currency">
            <text:p>$2.85</text:p>
          </table:table-cell>
          <table:table-cell table:formula="of:=[.C9]*[.B9]" office:value-type="currency" office:currency="USD" office:value="19.95" calcext:value-type="currency">
            <text:p>$19.95</text:p>
          </table:table-cell>
          <table:table-cell office:value-type="string" calcext:value-type="string">
            <text:p>A08SUR08SUR32W305A</text:p>
          </table:table-cell>
          <table:table-cell office:value-type="string" calcext:value-type="string">
            <text:p>Digi-key</text:p>
          </table:table-cell>
          <table:table-cell office:value-type="float" office:value="4" calcext:value-type="float">
            <text:p>4</text:p>
          </table:table-cell>
          <table:table-cell table:formula="of:=7*4" office:value-type="float" office:value="28" calcext:value-type="float">
            <text:p>28</text:p>
          </table:table-cell>
          <table:table-cell table:formula="of:=MAX([.H9]-[.G9]; 0)" office:value-type="float" office:value="24" calcext:value-type="float">
            <text:p>24</text:p>
          </table:table-cell>
          <table:table-cell table:formula="of:=[.I9]*[.C9]" office:value-type="currency" office:currency="USD" office:value="68.4" calcext:value-type="currency">
            <text:p>$68.4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ekret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48" calcext:value-type="currency">
            <text:p>$7.48</text:p>
          </table:table-cell>
          <table:table-cell table:formula="of:=[.C10]*[.B10]" office:value-type="currency" office:currency="USD" office:value="7.48" calcext:value-type="currency">
            <text:p>$7.48</text:p>
          </table:table-cell>
          <table:table-cell office:value-type="string" calcext:value-type="string">
            <text:p>18W Two-way 18650</text:p>
          </table:table-cell>
          <table:table-cell office:value-type="string" calcext:value-type="string">
            <text:p>Banggood/pfde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MAX([.H10]-[.G10]; 0)" office:value-type="float" office:value="1" calcext:value-type="float">
            <text:p>1</text:p>
          </table:table-cell>
          <table:table-cell table:formula="of:=[.I10]*[.C10]" office:value-type="currency" office:currency="USD" office:value="7.48" calcext:value-type="currency">
            <text:p>$7.4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pfdeal.com/products/18w-two-way-18650-battery-fast-charge-shield-board-for-lipo-battery</text:p>
          </table:table-cell>
          <table:table-cell office:value-type="string" calcext:value-type="string">
            <text:p>https://www.banggood.com/18W-Two-way-18650-Battery-Fast-Charge-Shield-Board-for-Lipo-Battery-p-1931453.html?cur_warehouse=CN</text:p>
          </table:table-cell>
        </table:table-row>
        <table:table-row table:style-name="ro1">
          <table:table-cell office:value-type="string" calcext:value-type="string">
            <text:p>Batter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59" calcext:value-type="currency">
            <text:p>$5.59</text:p>
          </table:table-cell>
          <table:table-cell table:formula="of:=[.C11]*[.B11]" office:value-type="currency" office:currency="USD" office:value="5.59" calcext:value-type="currency">
            <text:p>$5.59</text:p>
          </table:table-cell>
          <table:table-cell office:value-type="string" calcext:value-type="string">
            <text:p>USE-18650-2200PCB</text:p>
          </table:table-cell>
          <table:table-cell office:value-type="string" calcext:value-type="string">
            <text:p>Kjell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H11]-[.G11]; 0)" office:value-type="float" office:value="2" calcext:value-type="float">
            <text:p>2</text:p>
          </table:table-cell>
          <table:table-cell table:formula="of:=[.I11]*[.C11]" office:value-type="currency" office:currency="USD" office:value="11.18" calcext:value-type="currency">
            <text:p>$11.18</text:p>
          </table:table-cell>
          <table:table-cell/>
          <table:table-cell office:value-type="string" calcext:value-type="string">
            <text:p>https://www.kjell.com/no/produkter/kontor/batterier/litiumbatterier/kjell-company-18650-li-ion-batteri-36-v-2600-mah-4-pk.-p32072</text:p>
          </table:table-cell>
          <table:table-cell/>
        </table:table-row>
        <table:table-row table:style-name="ro1">
          <table:table-cell office:value-type="string" calcext:value-type="string">
            <text:p>Antenn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58" calcext:value-type="currency">
            <text:p>$7.58</text:p>
          </table:table-cell>
          <table:table-cell table:formula="of:=[.C12]*[.B12]" office:value-type="currency" office:currency="USD" office:value="7.58" calcext:value-type="currency">
            <text:p>$7.58</text:p>
          </table:table-cell>
          <table:table-cell office:value-type="string" calcext:value-type="string">
            <text:p>ANT-24G-S21-P5FL</text:p>
          </table:table-cell>
          <table:table-cell office:value-type="string" calcext:value-type="string">
            <text:p>Digi-key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H12]-[.G12]; 0)" office:value-type="float" office:value="0" calcext:value-type="float">
            <text:p>0</text:p>
          </table:table-cell>
          <table:table-cell table:formula="of:=[.I12]*[.C12]" office:value-type="currency" office:currency="USD" office:value="0" calcext:value-type="currency">
            <text:p>$0.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-cov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formula="of:=[.C13]*[.B13]" office:value-type="currency" office:currency="USD" office:value="10" calcext:value-type="currency">
            <text:p>$10.00</text:p>
          </table:table-cell>
          <table:table-cell office:value-type="string" calcext:value-type="string">
            <text:p>2 mm akryl</text:p>
          </table:table-cell>
          <table:table-cell office:value-type="string" calcext:value-type="string">
            <text:p>Bitm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H13]-[.G13]; 0)" office:value-type="float" office:value="4" calcext:value-type="float">
            <text:p>4</text:p>
          </table:table-cell>
          <table:table-cell table:formula="of:=[.I13]*[.C13]" office:value-type="currency" office:currency="USD" office:value="20" calcext:value-type="currency">
            <text:p>$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yplate bun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4 mm acryl</text:p>
          </table:table-cell>
          <table:table-cell office:value-type="string" calcext:value-type="string">
            <text:p>Bitma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AX([.H14]-[.G14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C-kontak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.85" calcext:value-type="float">
            <text:p>10.85</text:p>
          </table:table-cell>
          <table:table-cell table:formula="of:=[.C15]*[.B15]" office:value-type="currency" office:currency="USD" office:value="10.85" calcext:value-type="currency">
            <text:p>$10.85</text:p>
          </table:table-cell>
          <table:table-cell office:value-type="string" calcext:value-type="string">
            <text:p>USB C Type Connector</text:p>
          </table:table-cell>
          <table:table-cell office:value-type="string" calcext:value-type="string">
            <text:p>Aliexpres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H15]-[.G15]; 0)" office:value-type="float" office:value="0" calcext:value-type="float">
            <text:p>0</text:p>
          </table:table-cell>
          <table:table-cell table:formula="of:=[.I15]*[.C15]" office:value-type="currency" office:currency="USD" office:value="0" calcext:value-type="currency">
            <text:p>$0.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aliexpress.com/item/1005002215361710.html?spm=a2g0o.order_list.order_list_main.4.21ef1802ALbliB</text:p>
          </table:table-cell>
          <table:table-cell/>
        </table:table-row>
        <table:table-row table:style-name="ro1">
          <table:table-cell office:value-type="string" calcext:value-type="string">
            <text:p>USB-C-lednin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06" calcext:value-type="float">
            <text:p>4.06</text:p>
          </table:table-cell>
          <table:table-cell table:formula="of:=[.C16]*[.B16]" office:value-type="currency" office:currency="USD" office:value="4.06" calcext:value-type="currency">
            <text:p>$4.06</text:p>
          </table:table-cell>
          <table:table-cell office:value-type="string" calcext:value-type="string">
            <text:p>CA-USB-AM-CM-3FT</text:p>
          </table:table-cell>
          <table:table-cell office:value-type="string" calcext:value-type="string">
            <text:p>Digi-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H16]-[.G16]; 0)" office:value-type="float" office:value="4" calcext:value-type="float">
            <text:p>4</text:p>
          </table:table-cell>
          <table:table-cell table:formula="of:=[.I16]*[.C16]" office:value-type="currency" office:currency="USD" office:value="16.24" calcext:value-type="currency">
            <text:p>$16.2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k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29" calcext:value-type="float">
            <text:p>3.29</text:p>
          </table:table-cell>
          <table:table-cell table:formula="of:=[.C17]*[.B17]" office:value-type="currency" office:currency="USD" office:value="3.29" calcext:value-type="currency">
            <text:p>$3.29</text:p>
          </table:table-cell>
          <table:table-cell office:value-type="string" calcext:value-type="string">
            <text:p>0.125-5-3431</text:p>
          </table:table-cell>
          <table:table-cell office:value-type="string" calcext:value-type="string">
            <text:p>Digi-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AX([.H17]-[.G17]; 0)" office:value-type="float" office:value="0" calcext:value-type="float">
            <text:p>0</text:p>
          </table:table-cell>
          <table:table-cell table:formula="of:=[.I17]*[.C17]" office:value-type="currency" office:currency="USD" office:value="0" calcext:value-type="currency">
            <text:p>$0.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inserts-sensor</text:p>
          </table:table-cell>
          <table:table-cell office:value-type="float" office:value="34" calcext:value-type="float">
            <text:p>34</text:p>
          </table:table-cell>
          <table:table-cell table:style-name="ce12" office:value-type="float" office:value="0.11928" calcext:value-type="float">
            <text:p>0.11928</text:p>
          </table:table-cell>
          <table:table-cell table:formula="of:=[.C18]*[.B18]" office:value-type="currency" office:currency="USD" office:value="4.05552" calcext:value-type="currency">
            <text:p>$4.06</text:p>
          </table:table-cell>
          <table:table-cell table:style-name="ce12" office:value-type="string" calcext:value-type="string">
            <text:p>M30X226C</text:p>
          </table:table-cell>
          <table:table-cell office:value-type="string" calcext:value-type="string">
            <text:p>Digi-ke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inserts reflektor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0.11928" calcext:value-type="float">
            <text:p>0.11928</text:p>
          </table:table-cell>
          <table:table-cell table:formula="of:=[.C19]*[.B19]" office:value-type="currency" office:currency="USD" office:value="2.3856" calcext:value-type="currency">
            <text:p>$2.39</text:p>
          </table:table-cell>
          <table:table-cell table:style-name="ce12" office:value-type="string" calcext:value-type="string">
            <text:p>M30X226C</text:p>
          </table:table-cell>
          <table:table-cell office:value-type="string" calcext:value-type="string">
            <text:p>Digi-ke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x8 senkehode 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Sum</text:p>
          </table:table-cell>
          <table:table-cell/>
          <table:table-cell table:style-name="ce2"/>
          <table:table-cell table:style-name="ce6" table:formula="of:=SUM([.D2:.D15])" office:value-type="currency" office:currency="USD" office:value="237.15" calcext:value-type="currency">
            <text:p>$237.15</text:p>
          </table:table-cell>
          <table:table-cell table:number-columns-repeated="5"/>
          <table:table-cell table:style-name="ce6" table:formula="of:=SUM([.J2:.J16])" office:value-type="currency" office:currency="USD" office:value="470.94" calcext:value-type="currency">
            <text:p>$470.9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3D-printede deler</text:p>
          </table:table-cell>
          <table:table-cell/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Sensorskjerm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kk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Bun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Holder for lader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Lokk-reflekto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" office:value-type="string" calcext:value-type="string">
            <text:p>Bunn reflekto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"/>
          <table:table-cell table:style-name="Default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15:02.381877284</meta:creation-date>
    <dc:date>2024-05-11T17:30:30.905857652</dc:date>
    <meta:editing-duration>P8DT4H44M15S</meta:editing-duration>
    <meta:editing-cycles>14</meta:editing-cycles>
    <meta:generator>LibreOffice/7.4.7.2$Linux_X86_64 LibreOffice_project/40$Build-2</meta:generator>
    <meta:document-statistic meta:table-count="1" meta:cell-count="213" meta:object-count="0"/>
  </office:meta>
</office:document-meta>
</file>